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2790000" table:style-name="ta1">
        <table:shapes>
          <draw:frame draw:z-index="0" draw:style-name="gr1" draw:text-style-name="P1" svg:width="127.63mm" svg:height="61.15mm" svg:x="176.62mm" svg:y="0mm">
            <loext:p draw:notify-on-update-of-ranges="Test_API_42371382790000.B2:Test_API_42371382790000.B4 Test_API_42371382790000.E1:Test_API_42371382790000.E1 Test_API_42371382790000.E2:Test_API_42371382790000.E4 Test_API_42371382790000.F1:Test_API_42371382790000.F1 Test_API_42371382790000.F2:Test_API_42371382790000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2];&quot;mmm&quot;)&amp;&quot;-&quot;&amp;YEAR([.A2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150" calcext:value-type="float">
            <text:p>150.00</text:p>
          </table:table-cell>
          <table:table-cell table:style-name="ce5" office:value-type="float" office:value="92" calcext:value-type="float">
            <text:p>92.00</text:p>
          </table:table-cell>
          <table:table-cell table:style-name="ce6" table:formula="of:=ABS([.E2]-[.F2])/[.E2]" office:value-type="float" office:value="0.386666666666667" calcext:value-type="float">
            <text:p>0.386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3];&quot;mmm&quot;)&amp;&quot;-&quot;&amp;YEAR([.A3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150" calcext:value-type="float">
            <text:p>150.00</text:p>
          </table:table-cell>
          <table:table-cell table:style-name="ce5" office:value-type="float" office:value="92" calcext:value-type="float">
            <text:p>92.00</text:p>
          </table:table-cell>
          <table:table-cell table:style-name="ce6" table:formula="of:=ABS([.E3]-[.F3])/[.E3]" office:value-type="float" office:value="0.386666666666667" calcext:value-type="float">
            <text:p>0.386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2" table:formula="of:=TEXT([.A4];&quot;mmm&quot;)&amp;&quot;-&quot;&amp;YEAR([.A4])" office:value-type="string" office:string-value="Jul-2017" calcext:value-type="string">
            <text:p>Jul-2017</text:p>
          </table:table-cell>
          <table:table-cell table:style-name="ce4" office:value-type="float" office:value="201707" calcext:value-type="float">
            <text:p>201707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 table:style-name="ce5" office:value-type="float" office:value="92" calcext:value-type="float">
            <text:p>92.00</text:p>
          </table:table-cell>
          <table:table-cell table:style-name="ce6" table:formula="of:=ABS([.E4]-[.F4])/[.E4]" office:value-type="float" office:value="0" calcext:value-type="float">
            <text:p>0.0000</text:p>
          </table:table-cell>
          <table:table-cell table:style-name="ce7"/>
          <table:table-cell table:number-columns-repeated="1008"/>
        </table:table-row>
        <table:table-row table:style-name="ro1">
          <table:table-cell table:number-columns-repeated="6"/>
          <table:table-cell table:formula="of:=AVERAGE([.G2:.G4])" office:value-type="float" office:value="0.257777777777778" calcext:value-type="float">
            <text:p>0.2577777778</text:p>
          </table:table-cell>
          <table:table-cell table:number-columns-repeated="1009"/>
        </table:table-row>
        <table:table-row table:style-name="ro1" table:number-rows-repeated="1048570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2790000" table:style-name="ta1">
        <table:shapes>
          <draw:frame draw:z-index="0" draw:style-name="gr1" draw:text-style-name="P1" svg:width="192.63mm" svg:height="86.86mm" svg:x="185.09mm" svg:y="1.53mm">
            <loext:p draw:notify-on-update-of-ranges="Train_API_42371382790000.B2:Train_API_42371382790000.B59 Train_API_42371382790000.E1:Train_API_42371382790000.E1 Train_API_42371382790000.E2:Train_API_42371382790000.E59 Train_API_42371382790000.F1:Train_API_42371382790000.F1 Train_API_42371382790000.F2:Train_API_42371382790000.F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2" table:default-cell-style-name="ce7"/>
        <table:table-column table:style-name="co8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8" office:value-type="string" calcext:value-type="string">
            <text:p>Gas_Actual</text:p>
          </table:table-cell>
          <table:table-cell table:style-name="ce8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2];&quot;mmm&quot;)&amp;&quot;-&quot;&amp;YEAR([.A2])" office:value-type="string" office:string-value="Jul-2012" calcext:value-type="string">
            <text:p>Jul-2012</text:p>
          </table:table-cell>
          <table:table-cell table:style-name="ce4" office:value-type="float" office:value="201207" calcext:value-type="float">
            <text:p>201207</text:p>
          </table:table-cell>
          <table:table-cell table:style-name="ce4" office:value-type="float" office:value="14159" calcext:value-type="float">
            <text:p>14159</text:p>
          </table:table-cell>
          <table:table-cell table:style-name="ce9" office:value-type="float" office:value="14159" calcext:value-type="float">
            <text:p>14,159.00</text:p>
          </table:table-cell>
          <table:table-cell table:style-name="ce9" office:value-type="float" office:value="10296.939453125" calcext:value-type="float">
            <text:p>10,296.94</text:p>
          </table:table-cell>
          <table:table-cell table:style-name="ce10" table:formula="of:=ABS([.E2]-[.F2])/[.E2]" office:value-type="float" office:value="0.272763651873367" calcext:value-type="float">
            <text:p>0.2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3];&quot;mmm&quot;)&amp;&quot;-&quot;&amp;YEAR([.A3])" office:value-type="string" office:string-value="Aug-2012" calcext:value-type="string">
            <text:p>Aug-2012</text:p>
          </table:table-cell>
          <table:table-cell table:style-name="ce4" office:value-type="float" office:value="201208" calcext:value-type="float">
            <text:p>201208</text:p>
          </table:table-cell>
          <table:table-cell table:style-name="ce4" office:value-type="float" office:value="12234" calcext:value-type="float">
            <text:p>12234</text:p>
          </table:table-cell>
          <table:table-cell table:style-name="ce9" office:value-type="float" office:value="12234.0009765625" calcext:value-type="float">
            <text:p>12,234.00</text:p>
          </table:table-cell>
          <table:table-cell table:style-name="ce9" office:value-type="float" office:value="10347.8583984375" calcext:value-type="float">
            <text:p>10,347.86</text:p>
          </table:table-cell>
          <table:table-cell table:style-name="ce10" table:formula="of:=ABS([.E3]-[.F3])/[.E3]" office:value-type="float" office:value="0.154172178156468" calcext:value-type="float">
            <text:p>0.1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4];&quot;mmm&quot;)&amp;&quot;-&quot;&amp;YEAR([.A4])" office:value-type="string" office:string-value="Sep-2012" calcext:value-type="string">
            <text:p>Sep-2012</text:p>
          </table:table-cell>
          <table:table-cell table:style-name="ce4" office:value-type="float" office:value="201209" calcext:value-type="float">
            <text:p>201209</text:p>
          </table:table-cell>
          <table:table-cell table:style-name="ce4" office:value-type="float" office:value="9694" calcext:value-type="float">
            <text:p>9694</text:p>
          </table:table-cell>
          <table:table-cell table:style-name="ce9" office:value-type="float" office:value="9694" calcext:value-type="float">
            <text:p>9,694.00</text:p>
          </table:table-cell>
          <table:table-cell table:style-name="ce9" office:value-type="float" office:value="10444.8173828125" calcext:value-type="float">
            <text:p>10,444.82</text:p>
          </table:table-cell>
          <table:table-cell table:style-name="ce10" table:formula="of:=ABS([.E4]-[.F4])/[.E4]" office:value-type="float" office:value="0.0774517622047143" calcext:value-type="float">
            <text:p>0.07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5];&quot;mmm&quot;)&amp;&quot;-&quot;&amp;YEAR([.A5])" office:value-type="string" office:string-value="Oct-2012" calcext:value-type="string">
            <text:p>Oct-2012</text:p>
          </table:table-cell>
          <table:table-cell table:style-name="ce4" office:value-type="float" office:value="201210" calcext:value-type="float">
            <text:p>201210</text:p>
          </table:table-cell>
          <table:table-cell table:style-name="ce4" office:value-type="float" office:value="8020" calcext:value-type="float">
            <text:p>8020</text:p>
          </table:table-cell>
          <table:table-cell table:style-name="ce9" office:value-type="float" office:value="8020" calcext:value-type="float">
            <text:p>8,020.00</text:p>
          </table:table-cell>
          <table:table-cell table:style-name="ce9" office:value-type="float" office:value="10529.6640625" calcext:value-type="float">
            <text:p>10,529.66</text:p>
          </table:table-cell>
          <table:table-cell table:style-name="ce10" table:formula="of:=ABS([.E5]-[.F5])/[.E5]" office:value-type="float" office:value="0.312925693578554" calcext:value-type="float">
            <text:p>0.3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6];&quot;mmm&quot;)&amp;&quot;-&quot;&amp;YEAR([.A6])" office:value-type="string" office:string-value="Nov-2012" calcext:value-type="string">
            <text:p>Nov-2012</text:p>
          </table:table-cell>
          <table:table-cell table:style-name="ce4" office:value-type="float" office:value="201211" calcext:value-type="float">
            <text:p>201211</text:p>
          </table:table-cell>
          <table:table-cell table:style-name="ce4" office:value-type="float" office:value="5131" calcext:value-type="float">
            <text:p>5131</text:p>
          </table:table-cell>
          <table:table-cell table:style-name="ce9" office:value-type="float" office:value="5131" calcext:value-type="float">
            <text:p>5,131.00</text:p>
          </table:table-cell>
          <table:table-cell table:style-name="ce9" office:value-type="float" office:value="10349.013671875" calcext:value-type="float">
            <text:p>10,349.01</text:p>
          </table:table-cell>
          <table:table-cell table:style-name="ce10" table:formula="of:=ABS([.E6]-[.F6])/[.E6]" office:value-type="float" office:value="1.01695842367472" calcext:value-type="float">
            <text:p>1.0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7];&quot;mmm&quot;)&amp;&quot;-&quot;&amp;YEAR([.A7])" office:value-type="string" office:string-value="Dec-2012" calcext:value-type="string">
            <text:p>Dec-2012</text:p>
          </table:table-cell>
          <table:table-cell table:style-name="ce4" office:value-type="float" office:value="201212" calcext:value-type="float">
            <text:p>201212</text:p>
          </table:table-cell>
          <table:table-cell table:style-name="ce4" office:value-type="float" office:value="13011" calcext:value-type="float">
            <text:p>13011</text:p>
          </table:table-cell>
          <table:table-cell table:style-name="ce9" office:value-type="float" office:value="13011.0009765625" calcext:value-type="float">
            <text:p>13,011.00</text:p>
          </table:table-cell>
          <table:table-cell table:style-name="ce9" office:value-type="float" office:value="9690.0927734375" calcext:value-type="float">
            <text:p>9,690.09</text:p>
          </table:table-cell>
          <table:table-cell table:style-name="ce10" table:formula="of:=ABS([.E7]-[.F7])/[.E7]" office:value-type="float" office:value="0.255238486962468" calcext:value-type="float">
            <text:p>0.2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8];&quot;mmm&quot;)&amp;&quot;-&quot;&amp;YEAR([.A8])" office:value-type="string" office:string-value="Jan-2013" calcext:value-type="string">
            <text:p>Jan-2013</text:p>
          </table:table-cell>
          <table:table-cell table:style-name="ce4" office:value-type="float" office:value="201301" calcext:value-type="float">
            <text:p>201301</text:p>
          </table:table-cell>
          <table:table-cell table:style-name="ce4" office:value-type="float" office:value="13166" calcext:value-type="float">
            <text:p>13166</text:p>
          </table:table-cell>
          <table:table-cell table:style-name="ce9" office:value-type="float" office:value="13166" calcext:value-type="float">
            <text:p>13,166.00</text:p>
          </table:table-cell>
          <table:table-cell table:style-name="ce9" office:value-type="float" office:value="8309.8271484375" calcext:value-type="float">
            <text:p>8,309.83</text:p>
          </table:table-cell>
          <table:table-cell table:style-name="ce10" table:formula="of:=ABS([.E8]-[.F8])/[.E8]" office:value-type="float" office:value="0.368841930089815" calcext:value-type="float">
            <text:p>0.36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9];&quot;mmm&quot;)&amp;&quot;-&quot;&amp;YEAR([.A9])" office:value-type="string" office:string-value="Feb-2013" calcext:value-type="string">
            <text:p>Feb-2013</text:p>
          </table:table-cell>
          <table:table-cell table:style-name="ce4" office:value-type="float" office:value="201302" calcext:value-type="float">
            <text:p>201302</text:p>
          </table:table-cell>
          <table:table-cell table:style-name="ce4" office:value-type="float" office:value="10604" calcext:value-type="float">
            <text:p>10604</text:p>
          </table:table-cell>
          <table:table-cell table:style-name="ce9" office:value-type="float" office:value="10604" calcext:value-type="float">
            <text:p>10,604.00</text:p>
          </table:table-cell>
          <table:table-cell table:style-name="ce9" office:value-type="float" office:value="9621.62890625" calcext:value-type="float">
            <text:p>9,621.63</text:p>
          </table:table-cell>
          <table:table-cell table:style-name="ce10" table:formula="of:=ABS([.E9]-[.F9])/[.E9]" office:value-type="float" office:value="0.0926415591993587" calcext:value-type="float">
            <text:p>0.0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10];&quot;mmm&quot;)&amp;&quot;-&quot;&amp;YEAR([.A10])" office:value-type="string" office:string-value="Mar-2013" calcext:value-type="string">
            <text:p>Mar-2013</text:p>
          </table:table-cell>
          <table:table-cell table:style-name="ce4" office:value-type="float" office:value="201303" calcext:value-type="float">
            <text:p>201303</text:p>
          </table:table-cell>
          <table:table-cell table:style-name="ce4" office:value-type="float" office:value="11867" calcext:value-type="float">
            <text:p>11867</text:p>
          </table:table-cell>
          <table:table-cell table:style-name="ce9" office:value-type="float" office:value="11867" calcext:value-type="float">
            <text:p>11,867.00</text:p>
          </table:table-cell>
          <table:table-cell table:style-name="ce9" office:value-type="float" office:value="10009.3486328125" calcext:value-type="float">
            <text:p>10,009.35</text:p>
          </table:table-cell>
          <table:table-cell table:style-name="ce10" table:formula="of:=ABS([.E10]-[.F10])/[.E10]" office:value-type="float" office:value="0.156539257368122" calcext:value-type="float">
            <text:p>0.15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11];&quot;mmm&quot;)&amp;&quot;-&quot;&amp;YEAR([.A11])" office:value-type="string" office:string-value="Apr-2013" calcext:value-type="string">
            <text:p>Apr-2013</text:p>
          </table:table-cell>
          <table:table-cell table:style-name="ce4" office:value-type="float" office:value="201304" calcext:value-type="float">
            <text:p>201304</text:p>
          </table:table-cell>
          <table:table-cell table:style-name="ce4" office:value-type="float" office:value="10980" calcext:value-type="float">
            <text:p>10980</text:p>
          </table:table-cell>
          <table:table-cell table:style-name="ce9" office:value-type="float" office:value="10980" calcext:value-type="float">
            <text:p>10,980.00</text:p>
          </table:table-cell>
          <table:table-cell table:style-name="ce9" office:value-type="float" office:value="10400.888671875" calcext:value-type="float">
            <text:p>10,400.89</text:p>
          </table:table-cell>
          <table:table-cell table:style-name="ce10" table:formula="of:=ABS([.E11]-[.F11])/[.E11]" office:value-type="float" office:value="0.0527423796106557" calcext:value-type="float">
            <text:p>0.05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12];&quot;mmm&quot;)&amp;&quot;-&quot;&amp;YEAR([.A12])" office:value-type="string" office:string-value="May-2013" calcext:value-type="string">
            <text:p>May-2013</text:p>
          </table:table-cell>
          <table:table-cell table:style-name="ce4" office:value-type="float" office:value="201305" calcext:value-type="float">
            <text:p>201305</text:p>
          </table:table-cell>
          <table:table-cell table:style-name="ce4" office:value-type="float" office:value="10871" calcext:value-type="float">
            <text:p>10871</text:p>
          </table:table-cell>
          <table:table-cell table:style-name="ce9" office:value-type="float" office:value="10871" calcext:value-type="float">
            <text:p>10,871.00</text:p>
          </table:table-cell>
          <table:table-cell table:style-name="ce9" office:value-type="float" office:value="10313.5732421875" calcext:value-type="float">
            <text:p>10,313.57</text:p>
          </table:table-cell>
          <table:table-cell table:style-name="ce10" table:formula="of:=ABS([.E12]-[.F12])/[.E12]" office:value-type="float" office:value="0.0512764932216447" calcext:value-type="float">
            <text:p>0.0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13];&quot;mmm&quot;)&amp;&quot;-&quot;&amp;YEAR([.A13])" office:value-type="string" office:string-value="Jun-2013" calcext:value-type="string">
            <text:p>Jun-2013</text:p>
          </table:table-cell>
          <table:table-cell table:style-name="ce4" office:value-type="float" office:value="201306" calcext:value-type="float">
            <text:p>201306</text:p>
          </table:table-cell>
          <table:table-cell table:style-name="ce4" office:value-type="float" office:value="10545" calcext:value-type="float">
            <text:p>10545</text:p>
          </table:table-cell>
          <table:table-cell table:style-name="ce9" office:value-type="float" office:value="10545" calcext:value-type="float">
            <text:p>10,545.00</text:p>
          </table:table-cell>
          <table:table-cell table:style-name="ce9" office:value-type="float" office:value="10162.1650390625" calcext:value-type="float">
            <text:p>10,162.17</text:p>
          </table:table-cell>
          <table:table-cell table:style-name="ce10" table:formula="of:=ABS([.E13]-[.F13])/[.E13]" office:value-type="float" office:value="0.0363048801268374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14];&quot;mmm&quot;)&amp;&quot;-&quot;&amp;YEAR([.A14])" office:value-type="string" office:string-value="Jul-2013" calcext:value-type="string">
            <text:p>Jul-2013</text:p>
          </table:table-cell>
          <table:table-cell table:style-name="ce4" office:value-type="float" office:value="201307" calcext:value-type="float">
            <text:p>201307</text:p>
          </table:table-cell>
          <table:table-cell table:style-name="ce4" office:value-type="float" office:value="10283" calcext:value-type="float">
            <text:p>10283</text:p>
          </table:table-cell>
          <table:table-cell table:style-name="ce9" office:value-type="float" office:value="10283" calcext:value-type="float">
            <text:p>10,283.00</text:p>
          </table:table-cell>
          <table:table-cell table:style-name="ce9" office:value-type="float" office:value="10177.6376953125" calcext:value-type="float">
            <text:p>10,177.64</text:p>
          </table:table-cell>
          <table:table-cell table:style-name="ce10" table:formula="of:=ABS([.E14]-[.F14])/[.E14]" office:value-type="float" office:value="0.0102462612746767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15];&quot;mmm&quot;)&amp;&quot;-&quot;&amp;YEAR([.A15])" office:value-type="string" office:string-value="Aug-2013" calcext:value-type="string">
            <text:p>Aug-2013</text:p>
          </table:table-cell>
          <table:table-cell table:style-name="ce4" office:value-type="float" office:value="201308" calcext:value-type="float">
            <text:p>201308</text:p>
          </table:table-cell>
          <table:table-cell table:style-name="ce4" office:value-type="float" office:value="10080" calcext:value-type="float">
            <text:p>10080</text:p>
          </table:table-cell>
          <table:table-cell table:style-name="ce9" office:value-type="float" office:value="10080" calcext:value-type="float">
            <text:p>10,080.00</text:p>
          </table:table-cell>
          <table:table-cell table:style-name="ce9" office:value-type="float" office:value="10060.86328125" calcext:value-type="float">
            <text:p>10,060.86</text:p>
          </table:table-cell>
          <table:table-cell table:style-name="ce10" table:formula="of:=ABS([.E15]-[.F15])/[.E15]" office:value-type="float" office:value="0.00189848400297619" calcext:value-type="float">
            <text:p>0.0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16];&quot;mmm&quot;)&amp;&quot;-&quot;&amp;YEAR([.A16])" office:value-type="string" office:string-value="Sep-2013" calcext:value-type="string">
            <text:p>Sep-2013</text:p>
          </table:table-cell>
          <table:table-cell table:style-name="ce4" office:value-type="float" office:value="201309" calcext:value-type="float">
            <text:p>201309</text:p>
          </table:table-cell>
          <table:table-cell table:style-name="ce4" office:value-type="float" office:value="9406" calcext:value-type="float">
            <text:p>9406</text:p>
          </table:table-cell>
          <table:table-cell table:style-name="ce9" office:value-type="float" office:value="9406" calcext:value-type="float">
            <text:p>9,406.00</text:p>
          </table:table-cell>
          <table:table-cell table:style-name="ce9" office:value-type="float" office:value="9990.1953125" calcext:value-type="float">
            <text:p>9,990.20</text:p>
          </table:table-cell>
          <table:table-cell table:style-name="ce10" table:formula="of:=ABS([.E16]-[.F16])/[.E16]" office:value-type="float" office:value="0.0621087935891984" calcext:value-type="float">
            <text:p>0.06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17];&quot;mmm&quot;)&amp;&quot;-&quot;&amp;YEAR([.A17])" office:value-type="string" office:string-value="Oct-2013" calcext:value-type="string">
            <text:p>Oct-2013</text:p>
          </table:table-cell>
          <table:table-cell table:style-name="ce4" office:value-type="float" office:value="201310" calcext:value-type="float">
            <text:p>201310</text:p>
          </table:table-cell>
          <table:table-cell table:style-name="ce4" office:value-type="float" office:value="9145" calcext:value-type="float">
            <text:p>9145</text:p>
          </table:table-cell>
          <table:table-cell table:style-name="ce9" office:value-type="float" office:value="9145" calcext:value-type="float">
            <text:p>9,145.00</text:p>
          </table:table-cell>
          <table:table-cell table:style-name="ce9" office:value-type="float" office:value="9889.78125" calcext:value-type="float">
            <text:p>9,889.78</text:p>
          </table:table-cell>
          <table:table-cell table:style-name="ce10" table:formula="of:=ABS([.E17]-[.F17])/[.E17]" office:value-type="float" office:value="0.081441361399672" calcext:value-type="float">
            <text:p>0.08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18];&quot;mmm&quot;)&amp;&quot;-&quot;&amp;YEAR([.A18])" office:value-type="string" office:string-value="Nov-2013" calcext:value-type="string">
            <text:p>Nov-2013</text:p>
          </table:table-cell>
          <table:table-cell table:style-name="ce4" office:value-type="float" office:value="201311" calcext:value-type="float">
            <text:p>201311</text:p>
          </table:table-cell>
          <table:table-cell table:style-name="ce4" office:value-type="float" office:value="8529" calcext:value-type="float">
            <text:p>8529</text:p>
          </table:table-cell>
          <table:table-cell table:style-name="ce9" office:value-type="float" office:value="8529" calcext:value-type="float">
            <text:p>8,529.00</text:p>
          </table:table-cell>
          <table:table-cell table:style-name="ce9" office:value-type="float" office:value="9786.1240234375" calcext:value-type="float">
            <text:p>9,786.12</text:p>
          </table:table-cell>
          <table:table-cell table:style-name="ce10" table:formula="of:=ABS([.E18]-[.F18])/[.E18]" office:value-type="float" office:value="0.147394070047778" calcext:value-type="float">
            <text:p>0.14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19];&quot;mmm&quot;)&amp;&quot;-&quot;&amp;YEAR([.A19])" office:value-type="string" office:string-value="Dec-2013" calcext:value-type="string">
            <text:p>Dec-2013</text:p>
          </table:table-cell>
          <table:table-cell table:style-name="ce4" office:value-type="float" office:value="201312" calcext:value-type="float">
            <text:p>201312</text:p>
          </table:table-cell>
          <table:table-cell table:style-name="ce4" office:value-type="float" office:value="8207" calcext:value-type="float">
            <text:p>8207</text:p>
          </table:table-cell>
          <table:table-cell table:style-name="ce9" office:value-type="float" office:value="8207" calcext:value-type="float">
            <text:p>8,207.00</text:p>
          </table:table-cell>
          <table:table-cell table:style-name="ce9" office:value-type="float" office:value="9677.66015625" calcext:value-type="float">
            <text:p>9,677.66</text:p>
          </table:table-cell>
          <table:table-cell table:style-name="ce10" table:formula="of:=ABS([.E19]-[.F19])/[.E19]" office:value-type="float" office:value="0.179195827494821" calcext:value-type="float">
            <text:p>0.17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20];&quot;mmm&quot;)&amp;&quot;-&quot;&amp;YEAR([.A20])" office:value-type="string" office:string-value="Jan-2014" calcext:value-type="string">
            <text:p>Jan-2014</text:p>
          </table:table-cell>
          <table:table-cell table:style-name="ce4" office:value-type="float" office:value="201401" calcext:value-type="float">
            <text:p>201401</text:p>
          </table:table-cell>
          <table:table-cell table:style-name="ce4" office:value-type="float" office:value="7880" calcext:value-type="float">
            <text:p>7880</text:p>
          </table:table-cell>
          <table:table-cell table:style-name="ce9" office:value-type="float" office:value="7879.99951171875" calcext:value-type="float">
            <text:p>7,880.00</text:p>
          </table:table-cell>
          <table:table-cell table:style-name="ce9" office:value-type="float" office:value="8878.8955078125" calcext:value-type="float">
            <text:p>8,878.90</text:p>
          </table:table-cell>
          <table:table-cell table:style-name="ce10" table:formula="of:=ABS([.E20]-[.F20])/[.E20]" office:value-type="float" office:value="0.126763459135783" calcext:value-type="float">
            <text:p>0.12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21];&quot;mmm&quot;)&amp;&quot;-&quot;&amp;YEAR([.A21])" office:value-type="string" office:string-value="Feb-2014" calcext:value-type="string">
            <text:p>Feb-2014</text:p>
          </table:table-cell>
          <table:table-cell table:style-name="ce4" office:value-type="float" office:value="201402" calcext:value-type="float">
            <text:p>201402</text:p>
          </table:table-cell>
          <table:table-cell table:style-name="ce4" office:value-type="float" office:value="6752" calcext:value-type="float">
            <text:p>6752</text:p>
          </table:table-cell>
          <table:table-cell table:style-name="ce9" office:value-type="float" office:value="6752" calcext:value-type="float">
            <text:p>6,752.00</text:p>
          </table:table-cell>
          <table:table-cell table:style-name="ce9" office:value-type="float" office:value="8270.001953125" calcext:value-type="float">
            <text:p>8,270.00</text:p>
          </table:table-cell>
          <table:table-cell table:style-name="ce10" table:formula="of:=ABS([.E21]-[.F21])/[.E21]" office:value-type="float" office:value="0.22482256414766" calcext:value-type="float">
            <text:p>0.22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22];&quot;mmm&quot;)&amp;&quot;-&quot;&amp;YEAR([.A22])" office:value-type="string" office:string-value="Mar-2014" calcext:value-type="string">
            <text:p>Mar-2014</text:p>
          </table:table-cell>
          <table:table-cell table:style-name="ce4" office:value-type="float" office:value="201403" calcext:value-type="float">
            <text:p>201403</text:p>
          </table:table-cell>
          <table:table-cell table:style-name="ce4" office:value-type="float" office:value="7315" calcext:value-type="float">
            <text:p>7315</text:p>
          </table:table-cell>
          <table:table-cell table:style-name="ce9" office:value-type="float" office:value="7314.99951171875" calcext:value-type="float">
            <text:p>7,315.00</text:p>
          </table:table-cell>
          <table:table-cell table:style-name="ce5" office:value-type="float" office:value="7594.2568359375" calcext:value-type="float">
            <text:p>7,594.26</text:p>
          </table:table-cell>
          <table:table-cell table:style-name="ce10" table:formula="of:=ABS([.E22]-[.F22])/[.E22]" office:value-type="float" office:value="0.0381759867203511" calcext:value-type="float">
            <text:p>0.0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23];&quot;mmm&quot;)&amp;&quot;-&quot;&amp;YEAR([.A23])" office:value-type="string" office:string-value="Apr-2014" calcext:value-type="string">
            <text:p>Apr-2014</text:p>
          </table:table-cell>
          <table:table-cell table:style-name="ce4" office:value-type="float" office:value="201404" calcext:value-type="float">
            <text:p>201404</text:p>
          </table:table-cell>
          <table:table-cell table:style-name="ce4" office:value-type="float" office:value="6854" calcext:value-type="float">
            <text:p>6854</text:p>
          </table:table-cell>
          <table:table-cell table:style-name="ce9" office:value-type="float" office:value="6854.00048828125" calcext:value-type="float">
            <text:p>6,854.00</text:p>
          </table:table-cell>
          <table:table-cell table:style-name="ce9" office:value-type="float" office:value="7144.5185546875" calcext:value-type="float">
            <text:p>7,144.52</text:p>
          </table:table-cell>
          <table:table-cell table:style-name="ce10" table:formula="of:=ABS([.E23]-[.F23])/[.E23]" office:value-type="float" office:value="0.0423866422103366" calcext:value-type="float">
            <text:p>0.0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24];&quot;mmm&quot;)&amp;&quot;-&quot;&amp;YEAR([.A24])" office:value-type="string" office:string-value="May-2014" calcext:value-type="string">
            <text:p>May-2014</text:p>
          </table:table-cell>
          <table:table-cell table:style-name="ce4" office:value-type="float" office:value="201405" calcext:value-type="float">
            <text:p>201405</text:p>
          </table:table-cell>
          <table:table-cell table:style-name="ce4" office:value-type="float" office:value="6854" calcext:value-type="float">
            <text:p>6854</text:p>
          </table:table-cell>
          <table:table-cell table:style-name="ce9" office:value-type="float" office:value="6854.00048828125" calcext:value-type="float">
            <text:p>6,854.00</text:p>
          </table:table-cell>
          <table:table-cell table:style-name="ce9" office:value-type="float" office:value="6796.642578125" calcext:value-type="float">
            <text:p>6,796.64</text:p>
          </table:table-cell>
          <table:table-cell table:style-name="ce10" table:formula="of:=ABS([.E24]-[.F24])/[.E24]" office:value-type="float" office:value="0.00836853021156312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25];&quot;mmm&quot;)&amp;&quot;-&quot;&amp;YEAR([.A25])" office:value-type="string" office:string-value="Jun-2014" calcext:value-type="string">
            <text:p>Jun-2014</text:p>
          </table:table-cell>
          <table:table-cell table:style-name="ce4" office:value-type="float" office:value="201406" calcext:value-type="float">
            <text:p>201406</text:p>
          </table:table-cell>
          <table:table-cell table:style-name="ce4" office:value-type="float" office:value="6496" calcext:value-type="float">
            <text:p>6496</text:p>
          </table:table-cell>
          <table:table-cell table:style-name="ce9" office:value-type="float" office:value="6496" calcext:value-type="float">
            <text:p>6,496.00</text:p>
          </table:table-cell>
          <table:table-cell table:style-name="ce9" office:value-type="float" office:value="6559.830078125" calcext:value-type="float">
            <text:p>6,559.83</text:p>
          </table:table-cell>
          <table:table-cell table:style-name="ce10" table:formula="of:=ABS([.E25]-[.F25])/[.E25]" office:value-type="float" office:value="0.00982605882466133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26];&quot;mmm&quot;)&amp;&quot;-&quot;&amp;YEAR([.A26])" office:value-type="string" office:string-value="Jul-2014" calcext:value-type="string">
            <text:p>Jul-2014</text:p>
          </table:table-cell>
          <table:table-cell table:style-name="ce4" office:value-type="float" office:value="201407" calcext:value-type="float">
            <text:p>201407</text:p>
          </table:table-cell>
          <table:table-cell table:style-name="ce4" office:value-type="float" office:value="6580" calcext:value-type="float">
            <text:p>6580</text:p>
          </table:table-cell>
          <table:table-cell table:style-name="ce9" office:value-type="float" office:value="6580.00048828125" calcext:value-type="float">
            <text:p>6,580.00</text:p>
          </table:table-cell>
          <table:table-cell table:style-name="ce9" office:value-type="float" office:value="6538.26318359375" calcext:value-type="float">
            <text:p>6,538.26</text:p>
          </table:table-cell>
          <table:table-cell table:style-name="ce10" table:formula="of:=ABS([.E26]-[.F26])/[.E26]" office:value-type="float" office:value="0.0063430549529339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27];&quot;mmm&quot;)&amp;&quot;-&quot;&amp;YEAR([.A27])" office:value-type="string" office:string-value="Aug-2014" calcext:value-type="string">
            <text:p>Aug-2014</text:p>
          </table:table-cell>
          <table:table-cell table:style-name="ce4" office:value-type="float" office:value="201408" calcext:value-type="float">
            <text:p>201408</text:p>
          </table:table-cell>
          <table:table-cell table:style-name="ce4" office:value-type="float" office:value="6304" calcext:value-type="float">
            <text:p>6304</text:p>
          </table:table-cell>
          <table:table-cell table:style-name="ce9" office:value-type="float" office:value="6304" calcext:value-type="float">
            <text:p>6,304.00</text:p>
          </table:table-cell>
          <table:table-cell table:style-name="ce9" office:value-type="float" office:value="6368.6650390625" calcext:value-type="float">
            <text:p>6,368.67</text:p>
          </table:table-cell>
          <table:table-cell table:style-name="ce10" table:formula="of:=ABS([.E27]-[.F27])/[.E27]" office:value-type="float" office:value="0.0102577790391022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28];&quot;mmm&quot;)&amp;&quot;-&quot;&amp;YEAR([.A28])" office:value-type="string" office:string-value="Sep-2014" calcext:value-type="string">
            <text:p>Sep-2014</text:p>
          </table:table-cell>
          <table:table-cell table:style-name="ce4" office:value-type="float" office:value="201409" calcext:value-type="float">
            <text:p>201409</text:p>
          </table:table-cell>
          <table:table-cell table:style-name="ce4" office:value-type="float" office:value="5769" calcext:value-type="float">
            <text:p>5769</text:p>
          </table:table-cell>
          <table:table-cell table:style-name="ce9" office:value-type="float" office:value="5769" calcext:value-type="float">
            <text:p>5,769.00</text:p>
          </table:table-cell>
          <table:table-cell table:style-name="ce9" office:value-type="float" office:value="6274.37158203125" calcext:value-type="float">
            <text:p>6,274.37</text:p>
          </table:table-cell>
          <table:table-cell table:style-name="ce10" table:formula="of:=ABS([.E28]-[.F28])/[.E28]" office:value-type="float" office:value="0.0876012449352141" calcext:value-type="float">
            <text:p>0.08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29];&quot;mmm&quot;)&amp;&quot;-&quot;&amp;YEAR([.A29])" office:value-type="string" office:string-value="Oct-2014" calcext:value-type="string">
            <text:p>Oct-2014</text:p>
          </table:table-cell>
          <table:table-cell table:style-name="ce4" office:value-type="float" office:value="201410" calcext:value-type="float">
            <text:p>201410</text:p>
          </table:table-cell>
          <table:table-cell table:style-name="ce4" office:value-type="float" office:value="5925" calcext:value-type="float">
            <text:p>5925</text:p>
          </table:table-cell>
          <table:table-cell table:style-name="ce9" office:value-type="float" office:value="5925" calcext:value-type="float">
            <text:p>5,925.00</text:p>
          </table:table-cell>
          <table:table-cell table:style-name="ce9" office:value-type="float" office:value="6116.08447265625" calcext:value-type="float">
            <text:p>6,116.08</text:p>
          </table:table-cell>
          <table:table-cell table:style-name="ce10" table:formula="of:=ABS([.E29]-[.F29])/[.E29]" office:value-type="float" office:value="0.0322505439082278" calcext:value-type="float">
            <text:p>0.03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30];&quot;mmm&quot;)&amp;&quot;-&quot;&amp;YEAR([.A30])" office:value-type="string" office:string-value="Nov-2014" calcext:value-type="string">
            <text:p>Nov-2014</text:p>
          </table:table-cell>
          <table:table-cell table:style-name="ce4" office:value-type="float" office:value="201411" calcext:value-type="float">
            <text:p>201411</text:p>
          </table:table-cell>
          <table:table-cell table:style-name="ce4" office:value-type="float" office:value="5370" calcext:value-type="float">
            <text:p>5370</text:p>
          </table:table-cell>
          <table:table-cell table:style-name="ce9" office:value-type="float" office:value="5370" calcext:value-type="float">
            <text:p>5,370.00</text:p>
          </table:table-cell>
          <table:table-cell table:style-name="ce9" office:value-type="float" office:value="5998.69677734375" calcext:value-type="float">
            <text:p>5,998.70</text:p>
          </table:table-cell>
          <table:table-cell table:style-name="ce10" table:formula="of:=ABS([.E30]-[.F30])/[.E30]" office:value-type="float" office:value="0.117075749970903" calcext:value-type="float">
            <text:p>0.1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31];&quot;mmm&quot;)&amp;&quot;-&quot;&amp;YEAR([.A31])" office:value-type="string" office:string-value="Dec-2014" calcext:value-type="string">
            <text:p>Dec-2014</text:p>
          </table:table-cell>
          <table:table-cell table:style-name="ce4" office:value-type="float" office:value="201412" calcext:value-type="float">
            <text:p>201412</text:p>
          </table:table-cell>
          <table:table-cell table:style-name="ce4" office:value-type="float" office:value="5763" calcext:value-type="float">
            <text:p>5763</text:p>
          </table:table-cell>
          <table:table-cell table:style-name="ce9" office:value-type="float" office:value="5763" calcext:value-type="float">
            <text:p>5,763.00</text:p>
          </table:table-cell>
          <table:table-cell table:style-name="ce9" office:value-type="float" office:value="5816.88037109375" calcext:value-type="float">
            <text:p>5,816.88</text:p>
          </table:table-cell>
          <table:table-cell table:style-name="ce10" table:formula="of:=ABS([.E31]-[.F31])/[.E31]" office:value-type="float" office:value="0.00934936163348083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32];&quot;mmm&quot;)&amp;&quot;-&quot;&amp;YEAR([.A32])" office:value-type="string" office:string-value="Jan-2015" calcext:value-type="string">
            <text:p>Jan-2015</text:p>
          </table:table-cell>
          <table:table-cell table:style-name="ce4" office:value-type="float" office:value="201501" calcext:value-type="float">
            <text:p>201501</text:p>
          </table:table-cell>
          <table:table-cell table:style-name="ce4" office:value-type="float" office:value="5078" calcext:value-type="float">
            <text:p>5078</text:p>
          </table:table-cell>
          <table:table-cell table:style-name="ce9" office:value-type="float" office:value="5078" calcext:value-type="float">
            <text:p>5,078.00</text:p>
          </table:table-cell>
          <table:table-cell table:style-name="ce9" office:value-type="float" office:value="5692.08935546875" calcext:value-type="float">
            <text:p>5,692.09</text:p>
          </table:table-cell>
          <table:table-cell table:style-name="ce10" table:formula="of:=ABS([.E32]-[.F32])/[.E32]" office:value-type="float" office:value="0.120931342156115" calcext:value-type="float">
            <text:p>0.1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33];&quot;mmm&quot;)&amp;&quot;-&quot;&amp;YEAR([.A33])" office:value-type="string" office:string-value="Feb-2015" calcext:value-type="string">
            <text:p>Feb-2015</text:p>
          </table:table-cell>
          <table:table-cell table:style-name="ce4" office:value-type="float" office:value="201502" calcext:value-type="float">
            <text:p>201502</text:p>
          </table:table-cell>
          <table:table-cell table:style-name="ce4" office:value-type="float" office:value="4884" calcext:value-type="float">
            <text:p>4884</text:p>
          </table:table-cell>
          <table:table-cell table:style-name="ce9" office:value-type="float" office:value="4884" calcext:value-type="float">
            <text:p>4,884.00</text:p>
          </table:table-cell>
          <table:table-cell table:style-name="ce9" office:value-type="float" office:value="5623.0810546875" calcext:value-type="float">
            <text:p>5,623.08</text:p>
          </table:table-cell>
          <table:table-cell table:style-name="ce10" table:formula="of:=ABS([.E33]-[.F33])/[.E33]" office:value-type="float" office:value="0.151326997274263" calcext:value-type="float">
            <text:p>0.1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34];&quot;mmm&quot;)&amp;&quot;-&quot;&amp;YEAR([.A34])" office:value-type="string" office:string-value="Mar-2015" calcext:value-type="string">
            <text:p>Mar-2015</text:p>
          </table:table-cell>
          <table:table-cell table:style-name="ce4" office:value-type="float" office:value="201503" calcext:value-type="float">
            <text:p>201503</text:p>
          </table:table-cell>
          <table:table-cell table:style-name="ce4" office:value-type="float" office:value="4584" calcext:value-type="float">
            <text:p>4584</text:p>
          </table:table-cell>
          <table:table-cell table:style-name="ce9" office:value-type="float" office:value="4584" calcext:value-type="float">
            <text:p>4,584.00</text:p>
          </table:table-cell>
          <table:table-cell table:style-name="ce9" office:value-type="float" office:value="5478.47216796875" calcext:value-type="float">
            <text:p>5,478.47</text:p>
          </table:table-cell>
          <table:table-cell table:style-name="ce10" table:formula="of:=ABS([.E34]-[.F34])/[.E34]" office:value-type="float" office:value="0.195129181494055" calcext:value-type="float">
            <text:p>0.19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35];&quot;mmm&quot;)&amp;&quot;-&quot;&amp;YEAR([.A35])" office:value-type="string" office:string-value="Apr-2015" calcext:value-type="string">
            <text:p>Apr-2015</text:p>
          </table:table-cell>
          <table:table-cell table:style-name="ce4" office:value-type="float" office:value="201504" calcext:value-type="float">
            <text:p>201504</text:p>
          </table:table-cell>
          <table:table-cell table:style-name="ce4" office:value-type="float" office:value="4744" calcext:value-type="float">
            <text:p>4744</text:p>
          </table:table-cell>
          <table:table-cell table:style-name="ce9" office:value-type="float" office:value="4744" calcext:value-type="float">
            <text:p>4,744.00</text:p>
          </table:table-cell>
          <table:table-cell table:style-name="ce9" office:value-type="float" office:value="5377.59521484375" calcext:value-type="float">
            <text:p>5,377.60</text:p>
          </table:table-cell>
          <table:table-cell table:style-name="ce10" table:formula="of:=ABS([.E35]-[.F35])/[.E35]" office:value-type="float" office:value="0.133557170076676" calcext:value-type="float">
            <text:p>0.13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36];&quot;mmm&quot;)&amp;&quot;-&quot;&amp;YEAR([.A36])" office:value-type="string" office:string-value="May-2015" calcext:value-type="string">
            <text:p>May-2015</text:p>
          </table:table-cell>
          <table:table-cell table:style-name="ce4" office:value-type="float" office:value="201505" calcext:value-type="float">
            <text:p>201505</text:p>
          </table:table-cell>
          <table:table-cell table:style-name="ce4" office:value-type="float" office:value="4822" calcext:value-type="float">
            <text:p>4822</text:p>
          </table:table-cell>
          <table:table-cell table:style-name="ce9" office:value-type="float" office:value="4822" calcext:value-type="float">
            <text:p>4,822.00</text:p>
          </table:table-cell>
          <table:table-cell table:style-name="ce9" office:value-type="float" office:value="5093.17822265625" calcext:value-type="float">
            <text:p>5,093.18</text:p>
          </table:table-cell>
          <table:table-cell table:style-name="ce10" table:formula="of:=ABS([.E36]-[.F36])/[.E36]" office:value-type="float" office:value="0.0562377068967752" calcext:value-type="float">
            <text:p>0.0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37];&quot;mmm&quot;)&amp;&quot;-&quot;&amp;YEAR([.A37])" office:value-type="string" office:string-value="Jun-2015" calcext:value-type="string">
            <text:p>Jun-2015</text:p>
          </table:table-cell>
          <table:table-cell table:style-name="ce4" office:value-type="float" office:value="201506" calcext:value-type="float">
            <text:p>201506</text:p>
          </table:table-cell>
          <table:table-cell table:style-name="ce4" office:value-type="float" office:value="4285" calcext:value-type="float">
            <text:p>4285</text:p>
          </table:table-cell>
          <table:table-cell table:style-name="ce9" office:value-type="float" office:value="4285" calcext:value-type="float">
            <text:p>4,285.00</text:p>
          </table:table-cell>
          <table:table-cell table:style-name="ce9" office:value-type="float" office:value="4965.9150390625" calcext:value-type="float">
            <text:p>4,965.92</text:p>
          </table:table-cell>
          <table:table-cell table:style-name="ce10" table:formula="of:=ABS([.E37]-[.F37])/[.E37]" office:value-type="float" office:value="0.158906660224621" calcext:value-type="float">
            <text:p>0.1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38];&quot;mmm&quot;)&amp;&quot;-&quot;&amp;YEAR([.A38])" office:value-type="string" office:string-value="Jul-2015" calcext:value-type="string">
            <text:p>Jul-2015</text:p>
          </table:table-cell>
          <table:table-cell table:style-name="ce4" office:value-type="float" office:value="201507" calcext:value-type="float">
            <text:p>201507</text:p>
          </table:table-cell>
          <table:table-cell table:style-name="ce4" office:value-type="float" office:value="4249" calcext:value-type="float">
            <text:p>4249</text:p>
          </table:table-cell>
          <table:table-cell table:style-name="ce9" office:value-type="float" office:value="4249" calcext:value-type="float">
            <text:p>4,249.00</text:p>
          </table:table-cell>
          <table:table-cell table:style-name="ce9" office:value-type="float" office:value="4851.13818359375" calcext:value-type="float">
            <text:p>4,851.14</text:p>
          </table:table-cell>
          <table:table-cell table:style-name="ce10" table:formula="of:=ABS([.E38]-[.F38])/[.E38]" office:value-type="float" office:value="0.141712916826018" calcext:value-type="float">
            <text:p>0.1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39];&quot;mmm&quot;)&amp;&quot;-&quot;&amp;YEAR([.A39])" office:value-type="string" office:string-value="Aug-2015" calcext:value-type="string">
            <text:p>Aug-2015</text:p>
          </table:table-cell>
          <table:table-cell table:style-name="ce4" office:value-type="float" office:value="201508" calcext:value-type="float">
            <text:p>201508</text:p>
          </table:table-cell>
          <table:table-cell table:style-name="ce4" office:value-type="float" office:value="4094" calcext:value-type="float">
            <text:p>4094</text:p>
          </table:table-cell>
          <table:table-cell table:style-name="ce9" office:value-type="float" office:value="4094" calcext:value-type="float">
            <text:p>4,094.00</text:p>
          </table:table-cell>
          <table:table-cell table:style-name="ce9" office:value-type="float" office:value="4772.57470703125" calcext:value-type="float">
            <text:p>4,772.57</text:p>
          </table:table-cell>
          <table:table-cell table:style-name="ce10" table:formula="of:=ABS([.E39]-[.F39])/[.E39]" office:value-type="float" office:value="0.165748585010076" calcext:value-type="float">
            <text:p>0.16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40];&quot;mmm&quot;)&amp;&quot;-&quot;&amp;YEAR([.A40])" office:value-type="string" office:string-value="Sep-2015" calcext:value-type="string">
            <text:p>Sep-2015</text:p>
          </table:table-cell>
          <table:table-cell table:style-name="ce4" office:value-type="float" office:value="201509" calcext:value-type="float">
            <text:p>201509</text:p>
          </table:table-cell>
          <table:table-cell table:style-name="ce4" office:value-type="float" office:value="3813" calcext:value-type="float">
            <text:p>3813</text:p>
          </table:table-cell>
          <table:table-cell table:style-name="ce9" office:value-type="float" office:value="3813" calcext:value-type="float">
            <text:p>3,813.00</text:p>
          </table:table-cell>
          <table:table-cell table:style-name="ce9" office:value-type="float" office:value="4559.50439453125" calcext:value-type="float">
            <text:p>4,559.50</text:p>
          </table:table-cell>
          <table:table-cell table:style-name="ce10" table:formula="of:=ABS([.E40]-[.F40])/[.E40]" office:value-type="float" office:value="0.195778755450105" calcext:value-type="float">
            <text:p>0.19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41];&quot;mmm&quot;)&amp;&quot;-&quot;&amp;YEAR([.A41])" office:value-type="string" office:string-value="Oct-2015" calcext:value-type="string">
            <text:p>Oct-2015</text:p>
          </table:table-cell>
          <table:table-cell table:style-name="ce4" office:value-type="float" office:value="201510" calcext:value-type="float">
            <text:p>201510</text:p>
          </table:table-cell>
          <table:table-cell table:style-name="ce4" office:value-type="float" office:value="2934" calcext:value-type="float">
            <text:p>2934</text:p>
          </table:table-cell>
          <table:table-cell table:style-name="ce9" office:value-type="float" office:value="2934" calcext:value-type="float">
            <text:p>2,934.00</text:p>
          </table:table-cell>
          <table:table-cell table:style-name="ce9" office:value-type="float" office:value="4233.15625" calcext:value-type="float">
            <text:p>4,233.16</text:p>
          </table:table-cell>
          <table:table-cell table:style-name="ce10" table:formula="of:=ABS([.E41]-[.F41])/[.E41]" office:value-type="float" office:value="0.442793541240627" calcext:value-type="float">
            <text:p>0.44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42];&quot;mmm&quot;)&amp;&quot;-&quot;&amp;YEAR([.A42])" office:value-type="string" office:string-value="Nov-2015" calcext:value-type="string">
            <text:p>Nov-2015</text:p>
          </table:table-cell>
          <table:table-cell table:style-name="ce4" office:value-type="float" office:value="201511" calcext:value-type="float">
            <text:p>201511</text:p>
          </table:table-cell>
          <table:table-cell table:style-name="ce4" office:value-type="float" office:value="4201" calcext:value-type="float">
            <text:p>4201</text:p>
          </table:table-cell>
          <table:table-cell table:style-name="ce9" office:value-type="float" office:value="4201" calcext:value-type="float">
            <text:p>4,201.00</text:p>
          </table:table-cell>
          <table:table-cell table:style-name="ce9" office:value-type="float" office:value="3927.6650390625" calcext:value-type="float">
            <text:p>3,927.67</text:p>
          </table:table-cell>
          <table:table-cell table:style-name="ce10" table:formula="of:=ABS([.E42]-[.F42])/[.E42]" office:value-type="float" office:value="0.0650642611134254" calcext:value-type="float">
            <text:p>0.06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43];&quot;mmm&quot;)&amp;&quot;-&quot;&amp;YEAR([.A43])" office:value-type="string" office:string-value="Dec-2015" calcext:value-type="string">
            <text:p>Dec-2015</text:p>
          </table:table-cell>
          <table:table-cell table:style-name="ce4" office:value-type="float" office:value="201512" calcext:value-type="float">
            <text:p>201512</text:p>
          </table:table-cell>
          <table:table-cell table:style-name="ce4" office:value-type="float" office:value="4051" calcext:value-type="float">
            <text:p>4051</text:p>
          </table:table-cell>
          <table:table-cell table:style-name="ce9" office:value-type="float" office:value="4051" calcext:value-type="float">
            <text:p>4,051.00</text:p>
          </table:table-cell>
          <table:table-cell table:style-name="ce9" office:value-type="float" office:value="3651.46142578125" calcext:value-type="float">
            <text:p>3,651.46</text:p>
          </table:table-cell>
          <table:table-cell table:style-name="ce10" table:formula="of:=ABS([.E43]-[.F43])/[.E43]" office:value-type="float" office:value="0.0986271474250185" calcext:value-type="float">
            <text:p>0.09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44];&quot;mmm&quot;)&amp;&quot;-&quot;&amp;YEAR([.A44])" office:value-type="string" office:string-value="Jan-2016" calcext:value-type="string">
            <text:p>Jan-2016</text:p>
          </table:table-cell>
          <table:table-cell table:style-name="ce4" office:value-type="float" office:value="201601" calcext:value-type="float">
            <text:p>201601</text:p>
          </table:table-cell>
          <table:table-cell table:style-name="ce4" office:value-type="float" office:value="4943" calcext:value-type="float">
            <text:p>4943</text:p>
          </table:table-cell>
          <table:table-cell table:style-name="ce9" office:value-type="float" office:value="4943" calcext:value-type="float">
            <text:p>4,943.00</text:p>
          </table:table-cell>
          <table:table-cell table:style-name="ce9" office:value-type="float" office:value="3540.51220703125" calcext:value-type="float">
            <text:p>3,540.51</text:p>
          </table:table-cell>
          <table:table-cell table:style-name="ce10" table:formula="of:=ABS([.E44]-[.F44])/[.E44]" office:value-type="float" office:value="0.283732104586031" calcext:value-type="float">
            <text:p>0.28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45];&quot;mmm&quot;)&amp;&quot;-&quot;&amp;YEAR([.A45])" office:value-type="string" office:string-value="Feb-2016" calcext:value-type="string">
            <text:p>Feb-2016</text:p>
          </table:table-cell>
          <table:table-cell table:style-name="ce4" office:value-type="float" office:value="201602" calcext:value-type="float">
            <text:p>201602</text:p>
          </table:table-cell>
          <table:table-cell table:style-name="ce4" office:value-type="float" office:value="4955" calcext:value-type="float">
            <text:p>4955</text:p>
          </table:table-cell>
          <table:table-cell table:style-name="ce9" office:value-type="float" office:value="4955" calcext:value-type="float">
            <text:p>4,955.00</text:p>
          </table:table-cell>
          <table:table-cell table:style-name="ce9" office:value-type="float" office:value="3806.8828125" calcext:value-type="float">
            <text:p>3,806.88</text:p>
          </table:table-cell>
          <table:table-cell table:style-name="ce10" table:formula="of:=ABS([.E45]-[.F45])/[.E45]" office:value-type="float" office:value="0.231708816851665" calcext:value-type="float">
            <text:p>0.23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46];&quot;mmm&quot;)&amp;&quot;-&quot;&amp;YEAR([.A46])" office:value-type="string" office:string-value="Mar-2016" calcext:value-type="string">
            <text:p>Mar-2016</text:p>
          </table:table-cell>
          <table:table-cell table:style-name="ce4" office:value-type="float" office:value="201603" calcext:value-type="float">
            <text:p>201603</text:p>
          </table:table-cell>
          <table:table-cell table:style-name="ce4" office:value-type="float" office:value="1995" calcext:value-type="float">
            <text:p>1995</text:p>
          </table:table-cell>
          <table:table-cell table:style-name="ce9" office:value-type="float" office:value="1995" calcext:value-type="float">
            <text:p>1,995.00</text:p>
          </table:table-cell>
          <table:table-cell table:style-name="ce9" office:value-type="float" office:value="4577.9296875" calcext:value-type="float">
            <text:p>4,577.93</text:p>
          </table:table-cell>
          <table:table-cell table:style-name="ce10" table:formula="of:=ABS([.E46]-[.F46])/[.E46]" office:value-type="float" office:value="1.29470159774436" calcext:value-type="float">
            <text:p>1.29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47];&quot;mmm&quot;)&amp;&quot;-&quot;&amp;YEAR([.A47])" office:value-type="string" office:string-value="Apr-2016" calcext:value-type="string">
            <text:p>Apr-2016</text:p>
          </table:table-cell>
          <table:table-cell table:style-name="ce4" office:value-type="float" office:value="201604" calcext:value-type="float">
            <text:p>201604</text:p>
          </table:table-cell>
          <table:table-cell table:style-name="ce4" office:value-type="float" office:value="1201" calcext:value-type="float">
            <text:p>1201</text:p>
          </table:table-cell>
          <table:table-cell table:style-name="ce9" office:value-type="float" office:value="1201" calcext:value-type="float">
            <text:p>1,201.00</text:p>
          </table:table-cell>
          <table:table-cell table:style-name="ce9" office:value-type="float" office:value="4427.720703125" calcext:value-type="float">
            <text:p>4,427.72</text:p>
          </table:table-cell>
          <table:table-cell table:style-name="ce10" table:formula="of:=ABS([.E47]-[.F47])/[.E47]" office:value-type="float" office:value="2.6866950067652" calcext:value-type="float">
            <text:p>2.6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48];&quot;mmm&quot;)&amp;&quot;-&quot;&amp;YEAR([.A48])" office:value-type="string" office:string-value="May-2016" calcext:value-type="string">
            <text:p>May-2016</text:p>
          </table:table-cell>
          <table:table-cell table:style-name="ce4" office:value-type="float" office:value="201605" calcext:value-type="float">
            <text:p>201605</text:p>
          </table:table-cell>
          <table:table-cell table:style-name="ce4" office:value-type="float" office:value="1658" calcext:value-type="float">
            <text:p>1658</text:p>
          </table:table-cell>
          <table:table-cell table:style-name="ce9" office:value-type="float" office:value="1658" calcext:value-type="float">
            <text:p>1,658.00</text:p>
          </table:table-cell>
          <table:table-cell table:style-name="ce9" office:value-type="float" office:value="3791.51879882812" calcext:value-type="float">
            <text:p>3,791.52</text:p>
          </table:table-cell>
          <table:table-cell table:style-name="ce10" table:formula="of:=ABS([.E48]-[.F48])/[.E48]" office:value-type="float" office:value="1.28680265309296" calcext:value-type="float">
            <text:p>1.2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2" table:formula="of:=TEXT([.A49];&quot;mmm&quot;)&amp;&quot;-&quot;&amp;YEAR([.A49])" office:value-type="string" office:string-value="Jun-2016" calcext:value-type="string">
            <text:p>Jun-2016</text:p>
          </table:table-cell>
          <table:table-cell table:style-name="ce4" office:value-type="float" office:value="201606" calcext:value-type="float">
            <text:p>201606</text:p>
          </table:table-cell>
          <table:table-cell table:style-name="ce4" office:value-type="float" office:value="1093" calcext:value-type="float">
            <text:p>1093</text:p>
          </table:table-cell>
          <table:table-cell table:style-name="ce9" office:value-type="float" office:value="1093" calcext:value-type="float">
            <text:p>1,093.00</text:p>
          </table:table-cell>
          <table:table-cell table:style-name="ce9" office:value-type="float" office:value="2206.85961914063" calcext:value-type="float">
            <text:p>2,206.86</text:p>
          </table:table-cell>
          <table:table-cell table:style-name="ce10" table:formula="of:=ABS([.E49]-[.F49])/[.E49]" office:value-type="float" office:value="1.01908473846352" calcext:value-type="float">
            <text:p>1.0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2" table:formula="of:=TEXT([.A50];&quot;mmm&quot;)&amp;&quot;-&quot;&amp;YEAR([.A50])" office:value-type="string" office:string-value="Jul-2016" calcext:value-type="string">
            <text:p>Jul-2016</text:p>
          </table:table-cell>
          <table:table-cell table:style-name="ce4" office:value-type="float" office:value="201607" calcext:value-type="float">
            <text:p>201607</text:p>
          </table:table-cell>
          <table:table-cell table:style-name="ce4" office:value-type="float" office:value="1055" calcext:value-type="float">
            <text:p>1055</text:p>
          </table:table-cell>
          <table:table-cell table:style-name="ce9" office:value-type="float" office:value="1055" calcext:value-type="float">
            <text:p>1,055.00</text:p>
          </table:table-cell>
          <table:table-cell table:style-name="ce9" office:value-type="float" office:value="520.96923828125" calcext:value-type="float">
            <text:p>520.97</text:p>
          </table:table-cell>
          <table:table-cell table:style-name="ce10" table:formula="of:=ABS([.E50]-[.F50])/[.E50]" office:value-type="float" office:value="0.50619029546801" calcext:value-type="float">
            <text:p>0.5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51];&quot;mmm&quot;)&amp;&quot;-&quot;&amp;YEAR([.A51])" office:value-type="string" office:string-value="Aug-2016" calcext:value-type="string">
            <text:p>Aug-2016</text:p>
          </table:table-cell>
          <table:table-cell table:style-name="ce4" office:value-type="float" office:value="201608" calcext:value-type="float">
            <text:p>201608</text:p>
          </table:table-cell>
          <table:table-cell table:style-name="ce4" office:value-type="float" office:value="1138" calcext:value-type="float">
            <text:p>1138</text:p>
          </table:table-cell>
          <table:table-cell table:style-name="ce9" office:value-type="float" office:value="1138" calcext:value-type="float">
            <text:p>1,138.00</text:p>
          </table:table-cell>
          <table:table-cell table:style-name="ce9" office:value-type="float" office:value="223.795669555664" calcext:value-type="float">
            <text:p>223.80</text:p>
          </table:table-cell>
          <table:table-cell table:style-name="ce10" table:formula="of:=ABS([.E51]-[.F51])/[.E51]" office:value-type="float" office:value="0.803342996875515" calcext:value-type="float">
            <text:p>0.8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52];&quot;mmm&quot;)&amp;&quot;-&quot;&amp;YEAR([.A52])" office:value-type="string" office:string-value="Sep-2016" calcext:value-type="string">
            <text:p>Sep-2016</text:p>
          </table:table-cell>
          <table:table-cell table:style-name="ce4" office:value-type="float" office:value="201609" calcext:value-type="float">
            <text:p>201609</text:p>
          </table:table-cell>
          <table:table-cell table:style-name="ce4" office:value-type="float" office:value="109" calcext:value-type="float">
            <text:p>109</text:p>
          </table:table-cell>
          <table:table-cell table:style-name="ce9" office:value-type="float" office:value="109" calcext:value-type="float">
            <text:p>109.00</text:p>
          </table:table-cell>
          <table:table-cell table:style-name="ce9" office:value-type="float" office:value="205.961929321289" calcext:value-type="float">
            <text:p>205.96</text:p>
          </table:table-cell>
          <table:table-cell table:style-name="ce10" table:formula="of:=ABS([.E52]-[.F52])/[.E52]" office:value-type="float" office:value="0.889558984598982" calcext:value-type="float">
            <text:p>0.89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53];&quot;mmm&quot;)&amp;&quot;-&quot;&amp;YEAR([.A53])" office:value-type="string" office:string-value="Oct-2016" calcext:value-type="string">
            <text:p>Oct-2016</text:p>
          </table:table-cell>
          <table:table-cell table:style-name="ce4" office:value-type="float" office:value="201610" calcext:value-type="float">
            <text:p>201610</text:p>
          </table:table-cell>
          <table:table-cell table:style-name="ce4" office:value-type="float" office:value="441" calcext:value-type="float">
            <text:p>441</text:p>
          </table:table-cell>
          <table:table-cell table:style-name="ce9" office:value-type="float" office:value="441" calcext:value-type="float">
            <text:p>441.00</text:p>
          </table:table-cell>
          <table:table-cell table:style-name="ce9" office:value-type="float" office:value="92" calcext:value-type="float">
            <text:p>92.00</text:p>
          </table:table-cell>
          <table:table-cell table:style-name="ce10" table:formula="of:=ABS([.E53]-[.F53])/[.E53]" office:value-type="float" office:value="0.791383219954649" calcext:value-type="float">
            <text:p>0.79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54];&quot;mmm&quot;)&amp;&quot;-&quot;&amp;YEAR([.A54])" office:value-type="string" office:string-value="Nov-2016" calcext:value-type="string">
            <text:p>Nov-2016</text:p>
          </table:table-cell>
          <table:table-cell table:style-name="ce4" office:value-type="float" office:value="201611" calcext:value-type="float">
            <text:p>201611</text:p>
          </table:table-cell>
          <table:table-cell table:style-name="ce4" office:value-type="float" office:value="379" calcext:value-type="float">
            <text:p>379</text:p>
          </table:table-cell>
          <table:table-cell table:style-name="ce9" office:value-type="float" office:value="379" calcext:value-type="float">
            <text:p>379.00</text:p>
          </table:table-cell>
          <table:table-cell table:style-name="ce9" office:value-type="float" office:value="92" calcext:value-type="float">
            <text:p>92.00</text:p>
          </table:table-cell>
          <table:table-cell table:style-name="ce10" table:formula="of:=ABS([.E54]-[.F54])/[.E54]" office:value-type="float" office:value="0.757255936675462" calcext:value-type="float">
            <text:p>0.75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55];&quot;mmm&quot;)&amp;&quot;-&quot;&amp;YEAR([.A55])" office:value-type="string" office:string-value="Dec-2016" calcext:value-type="string">
            <text:p>Dec-2016</text:p>
          </table:table-cell>
          <table:table-cell table:style-name="ce4" office:value-type="float" office:value="201612" calcext:value-type="float">
            <text:p>201612</text:p>
          </table:table-cell>
          <table:table-cell table:style-name="ce4" office:value-type="float" office:value="426" calcext:value-type="float">
            <text:p>426</text:p>
          </table:table-cell>
          <table:table-cell table:style-name="ce9" office:value-type="float" office:value="426" calcext:value-type="float">
            <text:p>426.00</text:p>
          </table:table-cell>
          <table:table-cell table:style-name="ce9" office:value-type="float" office:value="92" calcext:value-type="float">
            <text:p>92.00</text:p>
          </table:table-cell>
          <table:table-cell table:style-name="ce10" table:formula="of:=ABS([.E55]-[.F55])/[.E55]" office:value-type="float" office:value="0.784037558685446" calcext:value-type="float">
            <text:p>0.78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56];&quot;mmm&quot;)&amp;&quot;-&quot;&amp;YEAR([.A56])" office:value-type="string" office:string-value="Jan-2017" calcext:value-type="string">
            <text:p>Jan-2017</text:p>
          </table:table-cell>
          <table:table-cell table:style-name="ce4" office:value-type="float" office:value="201701" calcext:value-type="float">
            <text:p>201701</text:p>
          </table:table-cell>
          <table:table-cell table:style-name="ce4" office:value-type="float" office:value="223" calcext:value-type="float">
            <text:p>223</text:p>
          </table:table-cell>
          <table:table-cell table:style-name="ce9" office:value-type="float" office:value="223" calcext:value-type="float">
            <text:p>223.00</text:p>
          </table:table-cell>
          <table:table-cell table:style-name="ce9" office:value-type="float" office:value="92" calcext:value-type="float">
            <text:p>92.00</text:p>
          </table:table-cell>
          <table:table-cell table:style-name="ce10" table:formula="of:=ABS([.E56]-[.F56])/[.E56]" office:value-type="float" office:value="0.587443946188341" calcext:value-type="float">
            <text:p>0.5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57];&quot;mmm&quot;)&amp;&quot;-&quot;&amp;YEAR([.A57])" office:value-type="string" office:string-value="Feb-2017" calcext:value-type="string">
            <text:p>Feb-2017</text:p>
          </table:table-cell>
          <table:table-cell table:style-name="ce4" office:value-type="float" office:value="201702" calcext:value-type="float">
            <text:p>201702</text:p>
          </table:table-cell>
          <table:table-cell table:style-name="ce4" office:value-type="float" office:value="425" calcext:value-type="float">
            <text:p>425</text:p>
          </table:table-cell>
          <table:table-cell table:style-name="ce9" office:value-type="float" office:value="425" calcext:value-type="float">
            <text:p>425.00</text:p>
          </table:table-cell>
          <table:table-cell table:style-name="ce9" office:value-type="float" office:value="92" calcext:value-type="float">
            <text:p>92.00</text:p>
          </table:table-cell>
          <table:table-cell table:style-name="ce10" table:formula="of:=ABS([.E57]-[.F57])/[.E57]" office:value-type="float" office:value="0.783529411764706" calcext:value-type="float">
            <text:p>0.78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58];&quot;mmm&quot;)&amp;&quot;-&quot;&amp;YEAR([.A58])" office:value-type="string" office:string-value="Mar-2017" calcext:value-type="string">
            <text:p>Mar-2017</text:p>
          </table:table-cell>
          <table:table-cell table:style-name="ce4" office:value-type="float" office:value="201703" calcext:value-type="float">
            <text:p>201703</text:p>
          </table:table-cell>
          <table:table-cell table:style-name="ce4" office:value-type="float" office:value="565" calcext:value-type="float">
            <text:p>565</text:p>
          </table:table-cell>
          <table:table-cell table:style-name="ce9" office:value-type="float" office:value="565" calcext:value-type="float">
            <text:p>565.00</text:p>
          </table:table-cell>
          <table:table-cell table:style-name="ce9" office:value-type="float" office:value="92" calcext:value-type="float">
            <text:p>92.00</text:p>
          </table:table-cell>
          <table:table-cell table:style-name="ce10" table:formula="of:=ABS([.E58]-[.F58])/[.E58]" office:value-type="float" office:value="0.83716814159292" calcext:value-type="float">
            <text:p>0.83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59];&quot;mmm&quot;)&amp;&quot;-&quot;&amp;YEAR([.A59])" office:value-type="string" office:string-value="Apr-2017" calcext:value-type="string">
            <text:p>Apr-2017</text:p>
          </table:table-cell>
          <table:table-cell table:style-name="ce4" office:value-type="float" office:value="201704" calcext:value-type="float">
            <text:p>201704</text:p>
          </table:table-cell>
          <table:table-cell table:style-name="ce4" office:value-type="float" office:value="500" calcext:value-type="float">
            <text:p>500</text:p>
          </table:table-cell>
          <table:table-cell table:style-name="ce9" office:value-type="float" office:value="499.999969482422" calcext:value-type="float">
            <text:p>500.00</text:p>
          </table:table-cell>
          <table:table-cell table:style-name="ce9" office:value-type="float" office:value="92" calcext:value-type="float">
            <text:p>92.00</text:p>
          </table:table-cell>
          <table:table-cell table:style-name="ce10" table:formula="of:=ABS([.E59]-[.F59])/[.E59]" office:value-type="float" office:value="0.815999988769531" calcext:value-type="float">
            <text:p>0.81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AVERAGE([.G2:.G59])" office:value-type="float" office:value="0.350479519531571" calcext:value-type="float">
            <text:p>0.3504795195</text:p>
          </table:table-cell>
          <table:table-cell table:number-columns-repeated="1009"/>
        </table:table-row>
        <table:table-row table:style-name="ro1" table:number-rows-repeated="1048515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  <table:database-ranges>
        <table:database-range table:name="__Anonymous_Sheet_DB__1" table:target-range-address="Train_API_42371382790000.A1:Train_API_42371382790000.G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9:22:21.875956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10T19:35:35.721227667</dc:date>
    <meta:editing-duration>PT20H28M45S</meta:editing-duration>
    <meta:editing-cycles>19</meta:editing-cycles>
    <meta:generator>LibreOffice/5.1.6.2$Linux_X86_64 LibreOffice_project/10m0$Build-2</meta:generator>
    <meta:document-statistic meta:table-count="2" meta:cell-count="4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64cm" svg:height="6.116cm" xlink:href=".." xlink:type="simple" chart:class="chart:line" chart:style-name="ch1">
        <chart:title svg:x="3.626cm" svg:y="0.258cm" chart:style-name="ch2">
          <text:p>Test_API_42371382790000</text:p>
        </chart:title>
        <chart:legend chart:legend-position="end" svg:x="9.145cm" svg:y="2.51cm" style:legend-expansion="high" chart:style-name="ch3"/>
        <chart:plot-area chart:style-name="ch4" table:cell-range-address="Test_API_42371382790000.B2:Test_API_42371382790000.B4 Test_API_42371382790000.E1:Test_API_42371382790000.F4" chart:data-source-has-labels="both" svg:x="1.266cm" svg:y="1.159cm" svg:width="7.624cm" svg:height="3.854cm">
          <chartooo:coordinate-region svg:x="2.549cm" svg:y="1.358cm" svg:width="5.691cm" svg:height="3.008cm"/>
          <chart:axis chart:dimension="x" chart:name="primary-x" chart:style-name="ch5" chartooo:axis-type="auto">
            <chartooo:date-scale/>
            <chart:title svg:x="4.201cm" svg:y="5.135cm" chart:style-name="ch6">
              <text:p>Month-Year</text:p>
            </chart:title>
            <chart:categories table:cell-range-address="Test_API_42371382790000.B2:Test_API_42371382790000.B4"/>
          </chart:axis>
          <chart:axis chart:dimension="y" chart:name="primary-y" chart:style-name="ch7">
            <chart:title svg:x="0.451cm" svg:y="3.434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2790000.E2:Test_API_42371382790000.E4" chart:label-cell-address="Test_API_42371382790000.E1:Test_API_42371382790000.E1" chart:class="chart:line">
            <chart:data-point chart:repeated="3"/>
          </chart:series>
          <chart:series chart:style-name="ch11" chart:values-cell-range-address="Test_API_42371382790000.F2:Test_API_42371382790000.F4" chart:label-cell-address="Test_API_42371382790000.F1:Test_API_42371382790000.F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2790000.E1:Test_API_42371382790000.E1</svg:desc>
                </draw:g>
              </table:table-cell>
              <table:table-cell office:value-type="string">
                <text:p>Gas_Predicted</text:p>
                <draw:g>
                  <svg:desc>Test_API_42371382790000.F1:Test_API_4237138279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-2017</text:p>
                <draw:g>
                  <svg:desc>Test_API_42371382790000.B2:Test_API_42371382790000.B4</svg:desc>
                </draw:g>
              </table:table-cell>
              <table:table-cell office:value-type="float" office:value="150">
                <text:p>150</text:p>
                <draw:g>
                  <svg:desc>Test_API_42371382790000.E2:Test_API_42371382790000.E4</svg:desc>
                </draw:g>
              </table:table-cell>
              <table:table-cell office:value-type="float" office:value="92">
                <text:p>92</text:p>
                <draw:g>
                  <svg:desc>Test_API_42371382790000.F2:Test_API_42371382790000.F4</svg:desc>
                </draw:g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150">
                <text:p>1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Jul-2017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64cm" svg:height="8.687cm" xlink:href=".." xlink:type="simple" chart:class="chart:line" chart:style-name="ch1">
        <chart:title svg:x="6.797cm" svg:y="0.309cm" chart:style-name="ch2">
          <text:p>Train_API_42371382790000</text:p>
        </chart:title>
        <chart:legend chart:legend-position="end" svg:x="15.645cm" svg:y="3.795cm" style:legend-expansion="high" chart:style-name="ch3"/>
        <chart:plot-area chart:style-name="ch4" table:cell-range-address="Train_API_42371382790000.B2:Train_API_42371382790000.B59 Train_API_42371382790000.E1:Train_API_42371382790000.F59" chart:data-source-has-labels="both" svg:x="1.396cm" svg:y="1.261cm" svg:width="13.864cm" svg:height="6.272cm">
          <chartooo:coordinate-region svg:x="2.97cm" svg:y="1.261cm" svg:width="11.963cm" svg:height="4.551cm"/>
          <chart:axis chart:dimension="x" chart:name="primary-x" chart:style-name="ch5" chartooo:axis-type="auto">
            <chartooo:date-scale/>
            <chart:title svg:x="7.451cm" svg:y="7.706cm" chart:style-name="ch6">
              <text:p>Month-Year</text:p>
            </chart:title>
            <chart:categories table:cell-range-address="Train_API_42371382790000.B2:Train_API_42371382790000.B59"/>
          </chart:axis>
          <chart:axis chart:dimension="y" chart:name="primary-y" chart:style-name="ch7">
            <chart:title svg:x="0.451cm" svg:y="4.745cm" chart:style-name="ch8">
              <text:p>Gas</text:p>
            </chart:title>
            <chart:grid chart:style-name="ch9" chart:class="major"/>
          </chart:axis>
          <chart:series chart:style-name="ch10" chart:values-cell-range-address="Train_API_42371382790000.E2:Train_API_42371382790000.E59" chart:label-cell-address="Train_API_42371382790000.E1:Train_API_42371382790000.E1" chart:class="chart:line">
            <chart:data-point chart:repeated="58"/>
          </chart:series>
          <chart:series chart:style-name="ch11" chart:values-cell-range-address="Train_API_42371382790000.F2:Train_API_42371382790000.F59" chart:label-cell-address="Train_API_42371382790000.F1:Train_API_42371382790000.F1" chart:class="chart:line">
            <chart:data-point chart:repeated="5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rain_API_42371382790000.E1:Train_API_42371382790000.E1</svg:desc>
                </draw:g>
              </table:table-cell>
              <table:table-cell office:value-type="string">
                <text:p>Gas_Predicted</text:p>
                <draw:g>
                  <svg:desc>Train_API_42371382790000.F1:Train_API_4237138279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l-2012</text:p>
                <draw:g>
                  <svg:desc>Train_API_42371382790000.B2:Train_API_42371382790000.B59</svg:desc>
                </draw:g>
              </table:table-cell>
              <table:table-cell office:value-type="float" office:value="14159">
                <text:p>14159</text:p>
                <draw:g>
                  <svg:desc>Train_API_42371382790000.E2:Train_API_42371382790000.E59</svg:desc>
                </draw:g>
              </table:table-cell>
              <table:table-cell office:value-type="float" office:value="10296.939453125">
                <text:p>10296.939453125</text:p>
                <draw:g>
                  <svg:desc>Train_API_42371382790000.F2:Train_API_42371382790000.F59</svg:desc>
                </draw:g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12234.0009765625">
                <text:p>12234.0009765625</text:p>
              </table:table-cell>
              <table:table-cell office:value-type="float" office:value="10347.8583984375">
                <text:p>10347.8583984375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9694">
                <text:p>9694</text:p>
              </table:table-cell>
              <table:table-cell office:value-type="float" office:value="10444.8173828125">
                <text:p>10444.8173828125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8020">
                <text:p>8020</text:p>
              </table:table-cell>
              <table:table-cell office:value-type="float" office:value="10529.6640625">
                <text:p>10529.6640625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5131">
                <text:p>5131</text:p>
              </table:table-cell>
              <table:table-cell office:value-type="float" office:value="10349.013671875">
                <text:p>10349.013671875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13011.0009765625">
                <text:p>13011.0009765625</text:p>
              </table:table-cell>
              <table:table-cell office:value-type="float" office:value="9690.0927734375">
                <text:p>9690.0927734375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13166">
                <text:p>13166</text:p>
              </table:table-cell>
              <table:table-cell office:value-type="float" office:value="8309.8271484375">
                <text:p>8309.8271484375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10604">
                <text:p>10604</text:p>
              </table:table-cell>
              <table:table-cell office:value-type="float" office:value="9621.62890625">
                <text:p>9621.62890625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11867">
                <text:p>11867</text:p>
              </table:table-cell>
              <table:table-cell office:value-type="float" office:value="10009.3486328125">
                <text:p>10009.3486328125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10980">
                <text:p>10980</text:p>
              </table:table-cell>
              <table:table-cell office:value-type="float" office:value="10400.888671875">
                <text:p>10400.888671875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10871">
                <text:p>10871</text:p>
              </table:table-cell>
              <table:table-cell office:value-type="float" office:value="10313.5732421875">
                <text:p>10313.5732421875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10545">
                <text:p>10545</text:p>
              </table:table-cell>
              <table:table-cell office:value-type="float" office:value="10162.1650390625">
                <text:p>10162.1650390625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10283">
                <text:p>10283</text:p>
              </table:table-cell>
              <table:table-cell office:value-type="float" office:value="10177.6376953125">
                <text:p>10177.6376953125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10080">
                <text:p>10080</text:p>
              </table:table-cell>
              <table:table-cell office:value-type="float" office:value="10060.86328125">
                <text:p>10060.86328125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9406">
                <text:p>9406</text:p>
              </table:table-cell>
              <table:table-cell office:value-type="float" office:value="9990.1953125">
                <text:p>9990.1953125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9145">
                <text:p>9145</text:p>
              </table:table-cell>
              <table:table-cell office:value-type="float" office:value="9889.78125">
                <text:p>9889.78125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8529">
                <text:p>8529</text:p>
              </table:table-cell>
              <table:table-cell office:value-type="float" office:value="9786.1240234375">
                <text:p>9786.1240234375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8207">
                <text:p>8207</text:p>
              </table:table-cell>
              <table:table-cell office:value-type="float" office:value="9677.66015625">
                <text:p>9677.66015625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7879.99951171875">
                <text:p>7879.99951171875</text:p>
              </table:table-cell>
              <table:table-cell office:value-type="float" office:value="8878.8955078125">
                <text:p>8878.8955078125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6752">
                <text:p>6752</text:p>
              </table:table-cell>
              <table:table-cell office:value-type="float" office:value="8270.001953125">
                <text:p>8270.001953125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7314.99951171875">
                <text:p>7314.99951171875</text:p>
              </table:table-cell>
              <table:table-cell office:value-type="float" office:value="7594.2568359375">
                <text:p>7594.2568359375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6854.00048828125">
                <text:p>6854.00048828125</text:p>
              </table:table-cell>
              <table:table-cell office:value-type="float" office:value="7144.5185546875">
                <text:p>7144.5185546875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6854.00048828125">
                <text:p>6854.00048828125</text:p>
              </table:table-cell>
              <table:table-cell office:value-type="float" office:value="6796.642578125">
                <text:p>6796.642578125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6496">
                <text:p>6496</text:p>
              </table:table-cell>
              <table:table-cell office:value-type="float" office:value="6559.830078125">
                <text:p>6559.830078125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6580.00048828125">
                <text:p>6580.00048828125</text:p>
              </table:table-cell>
              <table:table-cell office:value-type="float" office:value="6538.26318359375">
                <text:p>6538.26318359375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6304">
                <text:p>6304</text:p>
              </table:table-cell>
              <table:table-cell office:value-type="float" office:value="6368.6650390625">
                <text:p>6368.6650390625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5769">
                <text:p>5769</text:p>
              </table:table-cell>
              <table:table-cell office:value-type="float" office:value="6274.37158203125">
                <text:p>6274.37158203125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5925">
                <text:p>5925</text:p>
              </table:table-cell>
              <table:table-cell office:value-type="float" office:value="6116.08447265625">
                <text:p>6116.08447265625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5370">
                <text:p>5370</text:p>
              </table:table-cell>
              <table:table-cell office:value-type="float" office:value="5998.69677734375">
                <text:p>5998.69677734375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5763">
                <text:p>5763</text:p>
              </table:table-cell>
              <table:table-cell office:value-type="float" office:value="5816.88037109375">
                <text:p>5816.88037109375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5078">
                <text:p>5078</text:p>
              </table:table-cell>
              <table:table-cell office:value-type="float" office:value="5692.08935546875">
                <text:p>5692.08935546875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4884">
                <text:p>4884</text:p>
              </table:table-cell>
              <table:table-cell office:value-type="float" office:value="5623.0810546875">
                <text:p>5623.0810546875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4584">
                <text:p>4584</text:p>
              </table:table-cell>
              <table:table-cell office:value-type="float" office:value="5478.47216796875">
                <text:p>5478.47216796875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4744">
                <text:p>4744</text:p>
              </table:table-cell>
              <table:table-cell office:value-type="float" office:value="5377.59521484375">
                <text:p>5377.59521484375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4822">
                <text:p>4822</text:p>
              </table:table-cell>
              <table:table-cell office:value-type="float" office:value="5093.17822265625">
                <text:p>5093.17822265625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4285">
                <text:p>4285</text:p>
              </table:table-cell>
              <table:table-cell office:value-type="float" office:value="4965.9150390625">
                <text:p>4965.9150390625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4249">
                <text:p>4249</text:p>
              </table:table-cell>
              <table:table-cell office:value-type="float" office:value="4851.13818359375">
                <text:p>4851.13818359375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4094">
                <text:p>4094</text:p>
              </table:table-cell>
              <table:table-cell office:value-type="float" office:value="4772.57470703125">
                <text:p>4772.57470703125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3813">
                <text:p>3813</text:p>
              </table:table-cell>
              <table:table-cell office:value-type="float" office:value="4559.50439453125">
                <text:p>4559.50439453125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2934">
                <text:p>2934</text:p>
              </table:table-cell>
              <table:table-cell office:value-type="float" office:value="4233.15625">
                <text:p>4233.15625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4201">
                <text:p>4201</text:p>
              </table:table-cell>
              <table:table-cell office:value-type="float" office:value="3927.6650390625">
                <text:p>3927.6650390625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4051">
                <text:p>4051</text:p>
              </table:table-cell>
              <table:table-cell office:value-type="float" office:value="3651.46142578125">
                <text:p>3651.46142578125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4943">
                <text:p>4943</text:p>
              </table:table-cell>
              <table:table-cell office:value-type="float" office:value="3540.51220703125">
                <text:p>3540.51220703125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4955">
                <text:p>4955</text:p>
              </table:table-cell>
              <table:table-cell office:value-type="float" office:value="3806.8828125">
                <text:p>3806.8828125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1995">
                <text:p>1995</text:p>
              </table:table-cell>
              <table:table-cell office:value-type="float" office:value="4577.9296875">
                <text:p>4577.9296875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1201">
                <text:p>1201</text:p>
              </table:table-cell>
              <table:table-cell office:value-type="float" office:value="4427.720703125">
                <text:p>4427.720703125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1658">
                <text:p>1658</text:p>
              </table:table-cell>
              <table:table-cell office:value-type="float" office:value="3791.51879882812">
                <text:p>3791.51879882812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1093">
                <text:p>1093</text:p>
              </table:table-cell>
              <table:table-cell office:value-type="float" office:value="2206.85961914063">
                <text:p>2206.85961914063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1055">
                <text:p>1055</text:p>
              </table:table-cell>
              <table:table-cell office:value-type="float" office:value="520.96923828125">
                <text:p>520.96923828125</text:p>
              </table:table-cell>
            </table:table-row>
            <table:table-row>
              <table:table-cell office:value-type="string">
                <text:p>Aug-2016</text:p>
              </table:table-cell>
              <table:table-cell office:value-type="float" office:value="1138">
                <text:p>1138</text:p>
              </table:table-cell>
              <table:table-cell office:value-type="float" office:value="223.795669555664">
                <text:p>223.795669555664</text:p>
              </table:table-cell>
            </table:table-row>
            <table:table-row>
              <table:table-cell office:value-type="string">
                <text:p>Sep-2016</text:p>
              </table:table-cell>
              <table:table-cell office:value-type="float" office:value="109">
                <text:p>109</text:p>
              </table:table-cell>
              <table:table-cell office:value-type="float" office:value="205.961929321289">
                <text:p>205.961929321289</text:p>
              </table:table-cell>
            </table:table-row>
            <table:table-row>
              <table:table-cell office:value-type="string">
                <text:p>Oct-2016</text:p>
              </table:table-cell>
              <table:table-cell office:value-type="float" office:value="441">
                <text:p>4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379">
                <text:p>3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426">
                <text:p>4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223">
                <text:p>2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425">
                <text:p>4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565">
                <text:p>5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499.999969482422">
                <text:p>499.99996948242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